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Params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Nox</text:p>
          </table:table-cell>
          <table:table-cell office:value-type="string">
            <text:p>NH3</text:p>
          </table:table-cell>
        </table:table-row>
        <table:table-row table:style-name="ro1">
          <table:table-cell office:value-type="string">
            <text:p>Mol massa [gram]</text:p>
          </table:table-cell>
          <table:table-cell office:value-type="float" office:value="46.0055">
            <text:p>46.0055</text:p>
          </table:table-cell>
          <table:table-cell office:value-type="float" office:value="17.031">
            <text:p>17.031</text:p>
          </table:table-cell>
        </table:table-row>
      </table:table>
      <table:table table:name="totale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of</text:p>
          </table:table-cell>
          <table:table-cell office:value-type="string">
            <text:p>Aantal emissiebronnen</text:p>
          </table:table-cell>
          <table:table-cell office:value-type="string">
            <text:p>Totale emissie [ton]</text:p>
          </table:table-cell>
          <table:table-cell office:value-type="string">
            <text:p>Totale depositie [mol]</text:p>
          </table:table-cell>
          <table:table-cell office:value-type="string">
            <text:p>Totale depositie [ton]</text:p>
          </table:table-cell>
        </table:table-row>
        <table:table-row table:style-name="ro1">
          <table:table-cell office:value-type="string">
            <text:p>NH3</text:p>
          </table:table-cell>
          <table:table-cell office:value-type="float" office:value="846">
            <text:p>846</text:p>
          </table:table-cell>
          <table:table-cell table:style-name="ce1" table:formula="of:=1170232.448/1000" office:value-type="float" office:value="1170.232448">
            <text:p>1170</text:p>
          </table:table-cell>
          <table:table-cell table:style-name="ce1" office:value-type="float" office:value="9094072.646957">
            <text:p>9094073</text:p>
          </table:table-cell>
          <table:table-cell table:style-name="ce1" table:formula="of:=([Params.C2]/1000*[.D2])/1000" office:value-type="float" office:value="154.881151250325">
            <text:p>155</text:p>
          </table:table-cell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2/09/2025</text:date>, <text:time>03:22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09T02:55:54.92</meta:creation-date>
    <meta:generator>OpenOffice/4.1.15$Win32 OpenOffice.org_project/4115m2$Build-9813</meta:generator>
    <dc:date>2025-02-09T03:22:36.22</dc:date>
    <dc:creator>Richard Zijlstra</dc:creator>
    <meta:editing-duration>PT26M36S</meta:editing-duration>
    <meta:editing-cycles>12</meta:editing-cycles>
    <meta:document-statistic meta:table-count="3" meta:cell-count="15" meta:object-count="0"/>
  </office:meta>
</office:document-meta>
</file>